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feel media queries are limited in functionality, non-intuitive (4000 line css files? <text:s/>Really?) and that CSS lacks the rich history and best practices that writing code has</text:p>
              </text:list-item>
              <text:list-item>
                <text:p>Why deliver content and markup then hide it?</text:p>
              </text:list-item>
              <text:list-item>
                <text:p>Who thinks that a site should look the same on all devices?</text:p>
              </text:list-item>
              <text:list-item>
                <text:p>Mobile bloat is a thing: http://www.soasta.com/blog/mobile-web-performance-page-bloat-july-2015/?imm_mid=0d5b72&amp;cmp=em-webops-na-na-newsltr_201507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a site's menus have the same options on all devices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</text:p>
              </text:list-item>
              <text:list-item>
                <text:p>Recently read that we should rarely use inheritance and that often interfaces are better <text:span text:style-name="T1">(see #1 in link below)</text:span>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  <text:list-item>
                <text:p>http://www.huffingtonpost.com/quora/39-best-kept-secrets-of-g_b_7812864.html?imm_mid=0d5494&amp;cmp=em-prog-na-na-newsltr_201507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17T11:32:14.715793501</dc:date>
    <meta:editing-duration>P4DT23H18M43S</meta:editing-duration>
    <meta:editing-cycles>12</meta:editing-cycles>
    <meta:document-statistic meta:object-count="61"/>
  </office:meta>
</office:document-meta>
</file>